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E00000157FAFC8A548F545621.png" manifest:media-type="image/png"/>
  <manifest:file-entry manifest:full-path="Pictures/100002010000032000000320C3C100DB493C45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/>
    </style:style>
    <style:style style:name="gr2" style:family="graphic" style:parent-style-name="standard">
      <style:graphic-properties draw:fill-color="#ffff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7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hatch" draw:fill-color="#e6e6ff" draw:fill-hatch-name="Black_20_45_20_Degrees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6cm" fo:min-width="3.3cm"/>
    </style:style>
    <style:style style:name="gr13" style:family="graphic" style:parent-style-name="standard">
      <style:graphic-properties svg:stroke-color="#000000" draw:fill="solid" draw:fill-color="#1c1c1c" draw:textarea-vertical-align="middle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17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4.949cm, 0.99cm, 5.941cm, 0.99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="hatch" draw:fill-color="#e6e6ff" draw:fill-hatch-name="Black_20_45_20_Degrees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solid" draw:fill-color="#1c1c1c"/>
      <style:paragraph-properties fo:text-align="center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rect draw:style-name="gr1" draw:text-style-name="P2" draw:layer="controls" svg:width="3.7cm" svg:height="1.3cm" svg:x="9.3cm" svg:y="2.4cm">
          <text:p text:style-name="P1">zcontrollers</text:p>
        </draw:rect>
        <draw:rect draw:style-name="gr1" draw:text-style-name="P3" draw:layer="controls" svg:width="3.7cm" svg:height="1.3cm" svg:x="3.3cm" svg:y="3.8cm">
          <text:p text:style-name="P1"><text:span text:style-name="T1">zyncoder_read()</text:span></text:p>
        </draw:rect>
        <draw:g xml:id="id22" draw:id="id22">
          <draw:rect draw:style-name="gr2" draw:text-style-name="P4" xml:id="id1" draw:id="id1" draw:layer="controls" svg:width="3.7cm" svg:height="0.6cm" svg:x="9.4cm" svg:y="3.7cm">
            <text:p/>
          </draw:rect>
          <draw:rect draw:style-name="gr2" draw:text-style-name="P4" xml:id="id3" draw:id="id3" draw:layer="controls" svg:width="3.7cm" svg:height="0.6cm" svg:x="9.4cm" svg:y="4.3cm">
            <text:p/>
          </draw:rect>
          <draw:rect draw:style-name="gr2" draw:text-style-name="P4" xml:id="id4" draw:id="id4" draw:layer="controls" svg:width="3.7cm" svg:height="0.6cm" svg:x="9.4cm" svg:y="4.9cm">
            <text:p/>
          </draw:rect>
          <draw:rect draw:style-name="gr2" draw:text-style-name="P4" xml:id="id5" draw:id="id5" draw:layer="controls" svg:width="3.7cm" svg:height="0.6cm" svg:x="9.4cm" svg:y="5.5cm">
            <text:p/>
          </draw:rect>
          <draw:rect draw:style-name="gr2" draw:text-style-name="P4" xml:id="id7" draw:id="id7" draw:layer="controls" svg:width="3.7cm" svg:height="0.6cm" svg:x="9.4cm" svg:y="6cm">
            <text:p/>
          </draw:rect>
          <draw:rect draw:style-name="gr2" draw:text-style-name="P4" xml:id="id8" draw:id="id8" draw:layer="controls" svg:width="3.7cm" svg:height="0.6cm" svg:x="9.4cm" svg:y="6.6cm">
            <text:p/>
          </draw:rect>
          <draw:rect draw:style-name="gr2" draw:text-style-name="P4" xml:id="id9" draw:id="id9" draw:layer="controls" svg:width="3.7cm" svg:height="0.6cm" svg:x="9.4cm" svg:y="7.2cm">
            <text:p/>
          </draw:rect>
          <draw:rect draw:style-name="gr2" draw:text-style-name="P4" xml:id="id11" draw:id="id11" draw:layer="controls" svg:width="3.7cm" svg:height="0.6cm" svg:x="9.4cm" svg:y="7.8cm">
            <text:p/>
          </draw:rect>
        </draw:g>
        <draw:g>
          <draw:rect draw:style-name="gr1" draw:text-style-name="P2" draw:layer="controls" svg:width="2.7cm" svg:height="1.3cm" svg:x="16.9cm" svg:y="2.6cm">
            <text:p text:style-name="P1">Layers</text:p>
          </draw:rect>
          <draw:rect draw:style-name="gr3" draw:text-style-name="P1" xml:id="id2" draw:id="id2" draw:layer="controls" svg:width="3.3cm" svg:height="1.9cm" svg:x="16.7cm" svg:y="3.7cm">
            <text:p/>
          </draw:rect>
          <draw:rect draw:style-name="gr3" draw:text-style-name="P1" xml:id="id6" draw:id="id6" draw:layer="controls" svg:width="3.3cm" svg:height="1.9cm" svg:x="16.3cm" svg:y="4.9cm">
            <text:p/>
          </draw:rect>
          <draw:rect draw:style-name="gr3" draw:text-style-name="P1" xml:id="id10" draw:id="id10" draw:layer="controls" svg:width="3.3cm" svg:height="1.9cm" svg:x="16cm" svg:y="6.3cm">
            <text:p/>
          </draw:rect>
        </draw:g>
        <draw:g xml:id="id15" draw:id="id15">
          <draw:rect draw:style-name="gr3" draw:text-style-name="P1" xml:id="id13" draw:id="id13" draw:layer="controls" svg:width="3.3cm" svg:height="1.9cm" svg:x="16.45cm" svg:y="11.4cm">
            <text:p/>
          </draw:rect>
          <draw:rect draw:style-name="gr3" draw:text-style-name="P1" xml:id="id14" draw:id="id14" draw:layer="controls" svg:width="3.3cm" svg:height="1.9cm" svg:x="16.05cm" svg:y="12.1cm">
            <text:p/>
          </draw:rect>
          <draw:g xml:id="id12" draw:id="id12">
            <draw:rect draw:style-name="gr3" draw:text-style-name="P1" draw:layer="controls" svg:width="3.3cm" svg:height="1.9cm" svg:x="15.75cm" svg:y="12.8cm">
              <text:p/>
            </draw:rect>
            <draw:rect draw:style-name="gr1" draw:text-style-name="P2" draw:layer="controls" svg:width="3.7cm" svg:height="1.3cm" svg:x="15.55cm" svg:y="13.1cm">
              <text:p text:style-name="P1">zyngines</text:p>
            </draw:rect>
          </draw:g>
        </draw:g>
        <draw:g xml:id="id16" draw:id="id16">
          <draw:g>
            <draw:rect draw:style-name="gr3" draw:text-style-name="P1" draw:layer="controls" svg:width="3.3cm" svg:height="1.9cm" svg:x="16.6cm" svg:y="18.2cm">
              <text:p/>
            </draw:rect>
            <draw:rect draw:style-name="gr3" draw:text-style-name="P1" draw:layer="controls" svg:width="3.3cm" svg:height="1.9cm" svg:x="16.1cm" svg:y="18.6cm">
              <text:p/>
            </draw:rect>
            <draw:rect draw:style-name="gr3" draw:text-style-name="P1" draw:layer="controls" svg:width="3.3cm" svg:height="1.9cm" svg:x="15.7cm" svg:y="19.1cm">
              <text:p/>
            </draw:rect>
          </draw:g>
          <draw:rect draw:style-name="gr1" draw:text-style-name="P2" draw:layer="controls" svg:width="3.7cm" svg:height="1.3cm" svg:x="15.4cm" svg:y="19.4cm">
            <text:p text:style-name="P1">engines</text:p>
          </draw:rect>
        </draw:g>
        <draw:g xml:id="id17" draw:id="id17">
          <draw:rect draw:style-name="gr1" draw:text-style-name="P2" draw:layer="controls" svg:width="3.7cm" svg:height="1.3cm" svg:x="1.75cm" svg:y="8.7cm">
            <text:p text:style-name="P1">zgui_controllers</text:p>
          </draw:rect>
          <draw:g>
            <draw:rect draw:style-name="gr4" draw:text-style-name="P1" draw:layer="controls" svg:width="4.3cm" svg:height="3.1cm" svg:x="1.45cm" svg:y="10cm">
              <text:p text:style-name="P1">[touch]</text:p>
            </draw:rect>
            <draw:circle draw:style-name="gr3" draw:text-style-name="P1" draw:layer="controls" svg:width="0.9cm" svg:height="0.9cm" svg:x="1.85cm" svg:y="10.4cm">
              <text:p/>
            </draw:circle>
            <draw:circle draw:style-name="gr3" draw:text-style-name="P1" draw:layer="controls" svg:width="0.9cm" svg:height="0.9cm" svg:x="1.95cm" svg:y="11.9cm">
              <text:p/>
            </draw:circle>
            <draw:circle draw:style-name="gr3" draw:text-style-name="P1" draw:layer="controls" svg:width="0.9cm" svg:height="0.9cm" svg:x="4.45cm" svg:y="10.4cm">
              <text:p/>
            </draw:circle>
            <draw:circle draw:style-name="gr3" draw:text-style-name="P1" draw:layer="controls" svg:width="0.9cm" svg:height="0.9cm" svg:x="4.45cm" svg:y="11.9cm">
              <text:p/>
            </draw:circle>
          </draw:g>
        </draw:g>
        <draw:g xml:id="id18" draw:id="id18">
          <draw:rect draw:style-name="gr1" draw:text-style-name="P2" draw:layer="controls" svg:width="3.7cm" svg:height="1.3cm" svg:x="1.75cm" svg:y="17.45cm">
            <text:p text:style-name="P1">zyncoders</text:p>
          </draw:rect>
          <draw:g>
            <draw:rect draw:style-name="gr3" draw:text-style-name="P1" draw:layer="controls" svg:width="4.3cm" svg:height="3.1cm" svg:x="1.45cm" svg:y="18.65cm">
              <text:p/>
            </draw:rect>
            <draw:circle draw:style-name="gr3" draw:text-style-name="P1" draw:layer="controls" svg:width="0.9cm" svg:height="0.9cm" svg:x="1.85cm" svg:y="19.05cm">
              <text:p/>
            </draw:circle>
            <draw:circle draw:style-name="gr3" draw:text-style-name="P1" draw:layer="controls" svg:width="0.9cm" svg:height="0.9cm" svg:x="1.95cm" svg:y="20.55cm">
              <text:p/>
            </draw:circle>
            <draw:circle draw:style-name="gr3" draw:text-style-name="P1" draw:layer="controls" svg:width="0.9cm" svg:height="0.9cm" svg:x="4.45cm" svg:y="19.05cm">
              <text:p/>
            </draw:circle>
            <draw:circle draw:style-name="gr3" draw:text-style-name="P1" draw:layer="controls" svg:width="0.9cm" svg:height="0.9cm" svg:x="4.45cm" svg:y="20.55cm">
              <text:p/>
            </draw:circle>
          </draw:g>
        </draw:g>
        <draw:connector draw:style-name="gr3" draw:text-style-name="P1" draw:layer="controls" svg:x1="13.1cm" svg:y1="4cm" svg:x2="16.7cm" svg:y2="4.65cm" draw:start-shape="id1" draw:start-glue-point="1" draw:end-shape="id2" draw:end-glue-point="3" svg:d="M13100 4000h1800v650h1800" svg:viewBox="0 0 3601 651">
          <text:p/>
        </draw:connector>
        <draw:connector draw:style-name="gr3" draw:text-style-name="P1" draw:layer="controls" svg:x1="13.1cm" svg:y1="4.6cm" svg:x2="16.7cm" svg:y2="4.65cm" draw:start-shape="id3" draw:start-glue-point="1" draw:end-shape="id2" draw:end-glue-point="3" svg:d="M13100 4600h1800v50h1800" svg:viewBox="0 0 3601 51">
          <text:p/>
        </draw:connector>
        <draw:connector draw:style-name="gr3" draw:text-style-name="P1" draw:layer="controls" svg:x1="13.1cm" svg:y1="5.2cm" svg:x2="16.7cm" svg:y2="4.65cm" draw:start-shape="id4" draw:start-glue-point="1" draw:end-shape="id2" draw:end-glue-point="3" svg:d="M13100 5200h1800v-550h1800" svg:viewBox="0 0 3601 551">
          <text:p/>
        </draw:connector>
        <draw:connector draw:style-name="gr3" draw:text-style-name="P1" draw:layer="controls" svg:x1="13.1cm" svg:y1="5.8cm" svg:x2="16.3cm" svg:y2="5.85cm" draw:start-shape="id5" draw:start-glue-point="1" draw:end-shape="id6" svg:d="M13100 5800h1600v50h1600" svg:viewBox="0 0 3201 51">
          <text:p/>
        </draw:connector>
        <draw:connector draw:style-name="gr3" draw:text-style-name="P1" draw:layer="controls" svg:x1="13.1cm" svg:y1="6.3cm" svg:x2="16.3cm" svg:y2="5.85cm" draw:start-shape="id7" draw:start-glue-point="1" draw:end-shape="id6" draw:end-glue-point="3" svg:d="M13100 6300h1600v-450h1600" svg:viewBox="0 0 3201 451">
          <text:p/>
        </draw:connector>
        <draw:connector draw:style-name="gr3" draw:text-style-name="P1" draw:layer="controls" svg:x1="13.1cm" svg:y1="6.9cm" svg:x2="16.3cm" svg:y2="5.85cm" draw:start-shape="id8" draw:start-glue-point="1" draw:end-shape="id6" draw:end-glue-point="3" svg:d="M13100 6900h1600v-1050h1600" svg:viewBox="0 0 3201 1051">
          <text:p/>
        </draw:connector>
        <draw:connector draw:style-name="gr3" draw:text-style-name="P1" draw:layer="controls" svg:x1="13.1cm" svg:y1="7.5cm" svg:x2="16cm" svg:y2="7.25cm" draw:start-shape="id9" draw:start-glue-point="1" draw:end-shape="id10" draw:end-glue-point="3" svg:d="M13100 7500h1450v-250h1450" svg:viewBox="0 0 2901 251">
          <text:p/>
        </draw:connector>
        <draw:connector draw:style-name="gr3" draw:text-style-name="P1" draw:layer="controls" svg:x1="13.1cm" svg:y1="8.1cm" svg:x2="16cm" svg:y2="7.25cm" draw:start-shape="id11" draw:start-glue-point="1" draw:end-shape="id10" draw:end-glue-point="3" svg:d="M13100 8100h1450v-850h1450" svg:viewBox="0 0 2901 851">
          <text:p/>
        </draw:connector>
        <draw:connector draw:style-name="gr3" draw:text-style-name="P1" draw:layer="controls" svg:x1="19.3cm" svg:y1="7.25cm" svg:x2="19.25cm" svg:y2="13.75cm" draw:start-shape="id10" draw:start-glue-point="1" draw:end-shape="id12" draw:end-glue-point="1" svg:d="M19300 7250h501v6500h-551" svg:viewBox="0 0 552 6501">
          <text:p/>
        </draw:connector>
        <draw:connector draw:style-name="gr3" draw:text-style-name="P1" draw:layer="controls" svg:x1="20cm" svg:y1="4.65cm" svg:x2="19.75cm" svg:y2="12.35cm" draw:start-shape="id2" draw:start-glue-point="1" draw:end-shape="id13" draw:end-glue-point="1" svg:d="M20000 4650h501v7700h-751" svg:viewBox="0 0 752 7701">
          <text:p/>
        </draw:connector>
        <draw:connector draw:style-name="gr3" draw:text-style-name="P1" draw:layer="controls" svg:x1="19.6cm" svg:y1="5.85cm" svg:x2="19.35cm" svg:y2="13.05cm" draw:start-shape="id6" draw:end-shape="id14" draw:end-glue-point="1" svg:d="M19600 5850h501v7200h-751" svg:viewBox="0 0 752 7201">
          <text:p/>
        </draw:connector>
        <draw:connector draw:style-name="gr5" draw:text-style-name="P2" draw:layer="controls" svg:x1="17.65cm" svg:y1="14.7cm" svg:x2="17.65cm" svg:y2="18.2cm" draw:start-shape="id15" draw:start-glue-point="2" draw:end-shape="id16" svg:d="M17650 14700v3500" svg:viewBox="0 0 1 3501">
          <text:p/>
        </draw:connector>
        <draw:frame draw:style-name="gr6" draw:text-style-name="P5" draw:layer="controls" svg:width="4.236cm" svg:height="1.427cm" svg:x="16cm" svg:y="15.573cm">
          <draw:text-box>
            <text:p><text:span text:style-name="T2">MIDI, OSC, IPC</text:span></text:p>
            <text:p><text:span text:style-name="T2">WS, LSCP</text:span></text:p>
          </draw:text-box>
        </draw:frame>
        <draw:connector draw:style-name="gr7" draw:text-style-name="P2" draw:layer="controls" svg:x1="5.75cm" svg:y1="19.61cm" svg:x2="15.4cm" svg:y2="19.6cm" draw:end-shape="id16" svg:d="M5750 19610h4575v-10h5075" svg:viewBox="0 0 9651 11">
          <text:p text:style-name="P1">MIDI</text:p>
          <text:p text:style-name="P1">OSC</text:p>
        </draw:connector>
        <draw:connector draw:style-name="gr5" draw:text-style-name="P2" draw:layer="controls" svg:x1="3.6cm" svg:y1="13.1cm" svg:x2="3.6cm" svg:y2="17.45cm" draw:start-shape="id17" draw:start-glue-point="2" draw:end-shape="id18" svg:d="M3600 13100v4350" svg:viewBox="0 0 1 4351">
          <text:p/>
        </draw:connector>
        <draw:circle draw:style-name="gr8" draw:text-style-name="P6" xml:id="id19" draw:id="id19" draw:layer="controls" svg:width="1.3cm" svg:height="1.3cm" svg:x="15.75cm" svg:y="24.2cm">
          <text:p/>
        </draw:circle>
        <draw:connector draw:style-name="gr3" draw:text-style-name="P1" draw:layer="controls" svg:x1="16.413cm" svg:y1="27.848cm" svg:x2="16.4cm" svg:y2="25.5cm" draw:end-shape="id19" draw:end-glue-point="2" svg:d="M16413 27848v-923h-13v-1425" svg:viewBox="0 0 14 2349">
          <text:p/>
        </draw:connector>
        <draw:connector draw:style-name="gr9" draw:text-style-name="P2" draw:layer="controls" draw:line-skew="0.6cm" svg:x1="16.4cm" svg:y1="24.2cm" svg:x2="17.65cm" svg:y2="21cm" draw:start-shape="id19" draw:start-glue-point="0" draw:end-shape="id16" draw:end-glue-point="2" svg:d="M16400 24200v-1000h1250v-2200" svg:viewBox="0 0 1251 3201">
          <text:p/>
        </draw:connector>
        <draw:connector draw:style-name="gr9" draw:text-style-name="P2" draw:layer="controls" svg:x1="15.75cm" svg:y1="24.85cm" svg:x2="3.6cm" svg:y2="21.75cm" draw:start-shape="id19" draw:start-glue-point="3" draw:end-shape="id18" draw:end-glue-point="2" svg:d="M15750 24850h-12150v-3100" svg:viewBox="0 0 12151 3101">
          <text:p/>
        </draw:connector>
        <draw:frame draw:style-name="gr10" draw:text-style-name="P7" draw:layer="controls" svg:width="1.844cm" svg:height="0.962cm" svg:x="8.8cm" svg:y="24.8cm">
          <draw:text-box>
            <text:p>MIDI</text:p>
          </draw:text-box>
        </draw:frame>
        <draw:frame draw:style-name="gr10" draw:text-style-name="P7" draw:layer="controls" svg:width="1.844cm" svg:height="0.962cm" svg:x="17.756cm" svg:y="22.5cm">
          <draw:text-box>
            <text:p>MIDI</text:p>
          </draw:text-box>
        </draw:frame>
        <draw:frame draw:style-name="gr11" draw:text-style-name="P7" draw:layer="controls" svg:width="3.326cm" svg:height="1.673cm" svg:x="17.1cm" svg:y="23.927cm">
          <draw:text-box>
            <text:p>Jack MIDI</text:p>
            <text:p>ALSA</text:p>
          </draw:text-box>
        </draw:frame>
        <draw:frame draw:style-name="gr12" draw:text-style-name="P8" draw:layer="controls" svg:width="3.8cm" svg:height="2.276cm" svg:x="9.1cm" svg:y="20.3cm">
          <draw:text-box>
            <text:p><text:span text:style-name="T3">websocket?</text:span></text:p>
            <text:p><text:span text:style-name="T3">(MOD-UI)</text:span></text:p>
          </draw:text-box>
        </draw:frame>
        <draw:rect draw:style-name="gr13" draw:text-style-name="P9" xml:id="id20" draw:id="id20" draw:layer="controls" svg:width="1.2cm" svg:height="0.342cm" svg:x="3.4cm" svg:y="5cm">
          <text:p/>
        </draw:rect>
        <draw:rect draw:style-name="gr13" draw:text-style-name="P9" xml:id="id21" draw:id="id21" draw:layer="controls" svg:width="1.3cm" svg:height="0.316cm" draw:transform="rotate (-1.5707963267949) translate (3.716cm 5cm)">
          <text:p/>
        </draw:rect>
        <draw:connector draw:style-name="gr14" draw:text-style-name="P2" draw:layer="controls" svg:x1="4.6cm" svg:y1="5.171cm" svg:x2="9.4cm" svg:y2="4cm" draw:start-shape="id20" draw:start-glue-point="1" draw:end-shape="id1" draw:end-glue-point="3" svg:d="M4600 5171h2400v-1171h2400" svg:viewBox="0 0 4801 1172">
          <text:p/>
        </draw:connector>
        <draw:connector draw:style-name="gr14" draw:text-style-name="P2" draw:layer="controls" svg:x1="4.6cm" svg:y1="5.171cm" svg:x2="9.4cm" svg:y2="4.6cm" draw:start-shape="id20" draw:start-glue-point="1" draw:end-shape="id3" draw:end-glue-point="3" svg:d="M4600 5171h2400v-571h2400" svg:viewBox="0 0 4801 572">
          <text:p/>
        </draw:connector>
        <draw:connector draw:style-name="gr14" draw:text-style-name="P2" draw:layer="controls" svg:x1="4.6cm" svg:y1="5.171cm" svg:x2="9.4cm" svg:y2="5.2cm" draw:start-shape="id20" draw:start-glue-point="1" draw:end-shape="id4" draw:end-glue-point="3" svg:d="M4600 5171h2400v29h2400" svg:viewBox="0 0 4801 30">
          <text:p/>
        </draw:connector>
        <draw:connector draw:style-name="gr14" draw:text-style-name="P2" draw:layer="controls" svg:x1="4.6cm" svg:y1="5.171cm" svg:x2="9.4cm" svg:y2="5.8cm" draw:start-shape="id20" draw:start-glue-point="1" draw:end-shape="id5" draw:end-glue-point="3" svg:d="M4600 5171h2400v629h2400" svg:viewBox="0 0 4801 630">
          <text:p/>
        </draw:connector>
        <draw:g>
          <draw:connector draw:style-name="gr14" draw:text-style-name="P2" draw:layer="controls" svg:x1="3.558cm" svg:y1="6.3cm" svg:x2="3.621cm" svg:y2="8.397cm" draw:start-shape="id21" draw:start-glue-point="1" svg:d="M3558 6300v1299h63v798" svg:viewBox="0 0 64 2098">
            <text:p/>
          </draw:connector>
          <draw:connector draw:style-name="gr14" draw:text-style-name="P2" draw:layer="controls" svg:x1="3.558cm" svg:y1="6.3cm" svg:x2="2.778cm" svg:y2="8.397cm" draw:start-shape="id21" draw:start-glue-point="1" svg:d="M3558 6300v1299h-780v798" svg:viewBox="0 0 781 2098">
            <text:p/>
          </draw:connector>
          <draw:connector draw:style-name="gr14" draw:text-style-name="P2" draw:layer="controls" svg:x1="3.558cm" svg:y1="6.3cm" svg:x2="4.612cm" svg:y2="8.403cm" draw:start-shape="id21" draw:start-glue-point="1" svg:d="M3558 6300v1302h1054v801" svg:viewBox="0 0 1055 2104">
            <text:p/>
          </draw:connector>
          <draw:connector draw:style-name="gr14" draw:text-style-name="P2" draw:layer="controls" svg:x1="3.558cm" svg:y1="6.3cm" svg:x2="5.463cm" svg:y2="8.365cm" draw:start-shape="id21" draw:start-glue-point="1" svg:d="M3558 6300v1283h1905v782" svg:viewBox="0 0 1906 2066">
            <text:p/>
          </draw:connector>
        </draw:g>
        <draw:frame draw:style-name="gr15" draw:text-style-name="P10" draw:layer="controls" svg:width="4.917cm" svg:height="0.763cm" draw:transform="rotate (1.57655591332648) translate (1.928cm 9.121cm)">
          <draw:text-box>
            <text:p><text:span text:style-name="T4">set_controller_value()</text:span></text:p>
          </draw:text-box>
        </draw:frame>
        <draw:connector draw:style-name="gr16" draw:text-style-name="P2" draw:layer="controls" draw:type="lines" svg:x1="11.25cm" svg:y1="8.4cm" svg:x2="15.4cm" svg:y2="19.6cm" draw:start-shape="id22" draw:start-glue-point="2" draw:end-shape="id16" svg:d="M11250 8400v501l3650 10699h500" svg:viewBox="0 0 4151 11201">
          <text:p text:style-name="P1">MIDI</text:p>
          <text:p text:style-name="P1">OSC</text:p>
        </draw:connector>
        <draw:frame draw:style-name="gr17" draw:text-style-name="P1" draw:layer="controls" svg:width="6.6cm" svg:height="3.252cm" svg:x="13.1cm" svg:y="26.048cm">
          <draw:image xlink:href="Pictures/100002010000032000000320C3C100DB493C4591.png" xlink:type="simple" xlink:show="embed" xlink:actuate="onLoad">
            <text:p/>
          </draw:image>
        </draw:frame>
        <draw:frame draw:style-name="gr18" draw:text-style-name="P1" draw:layer="layout" svg:width="1.742cm" svg:height="2.511cm" svg:x="6.1cm" svg:y="10.5cm">
          <draw:image xlink:href="Pictures/10000201000000EE00000157FAFC8A548F545621.png" xlink:type="simple" xlink:show="embed" xlink:actuate="onLoad">
            <text:p/>
          </draw:image>
        </draw:frame>
        <draw:frame draw:style-name="gr18" draw:text-style-name="P1" draw:layer="layout" svg:width="1.9cm" svg:height="2.738cm" svg:x="1.6cm" svg:y="22.3cm">
          <draw:image xlink:href="Pictures/10000201000000EE00000157FAFC8A548F545621.png" xlink:type="simple" xlink:show="embed" xlink:actuate="onLoad">
            <text:p/>
          </draw:image>
        </draw:frame>
        <draw:frame draw:style-name="gr19" draw:text-style-name="P7" draw:layer="layout" svg:width="1.734cm" svg:height="0.962cm" svg:x="6cm" svg:y="13.1cm">
          <draw:text-box>
            <text:p>user</text:p>
          </draw:text-box>
        </draw:frame>
        <draw:frame draw:style-name="gr19" draw:text-style-name="P7" draw:layer="layout" svg:width="1.734cm" svg:height="0.962cm" svg:x="1.566cm" svg:y="25.038cm">
          <draw:text-box>
            <text:p>u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na Fort</meta:initial-creator>
    <meta:creation-date>2017-03-22T01:26:03</meta:creation-date>
    <dc:date>2017-06-25T18:56:10.097091659</dc:date>
    <meta:editing-duration>P1DT11H44M41S</meta:editing-duration>
    <meta:editing-cycles>4</meta:editing-cycles>
    <meta:generator>LibreOffice/5.0.6.2$Linux_X86_64 LibreOffice_project/00$Build-2</meta:generator>
    <meta:document-statistic meta:object-count="85"/>
  </office:meta>
</office:document-meta>
</file>